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8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so Python Spacedys</text:p>
          </draw:text-box>
        </draw:frame>
        <draw:frame presentation:style-name="pr2" draw:text-style-name="P1" draw:layer="layout" svg:width="25.199cm" svg:height="8.893cm" svg:x="1.4cm" svg:y="8.2cm" presentation:class="subtitle" presentation:user-transformed="true">
          <draw:text-box>
            <text:p>Nicola Cammillini</text:p>
            <text:p><text:a xlink:href="mailto:nicola.cammillini@unipi.it" xlink:type="simple">nicola.cammillini@unipi.it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tallazione Linux, Windows e MacOS X</text:p>
              </text:list-item>
              <text:list-item>
                <text:p>Gestione moduli (package manager e utility pip)</text:p>
              </text:list-item>
              <text:list-item>
                <text:p>Virtual Environment</text:p>
              </text:list-item>
              <text:list-item>
                <text:p>Strutture dati base: liste, tuple e dizionari</text:p>
              </text:list-item>
              <text:list-item>
                <text:p>Definizione funzioni I</text:p>
              </text:list-item>
              <text:list-item>
                <text:p>Framework pytest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izione di funzioni II</text:p>
              </text:list-item>
              <text:list-item>
                <text:p>Controllo di flusso: for, while, switch, if</text:p>
              </text:list-item>
              <text:list-item>
                <text:p>Accesso al filesystem e IO</text:p>
              </text:list-item>
              <text:list-item>
                <text:p>Eccezioni: gestione e costrutto ‘with’</text:p>
              </text:list-item>
              <text:list-item>
                <text:p>Moduli e package</text:p>
              </text:list-item>
              <text:list-item>
                <text:p>Esercitazioni pratich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ornata III</text:p>
          </draw:text-box>
        </draw:frame>
        <draw:frame presentation:style-name="pr4" draw:layer="layout" svg:width="25.199cm" svg:height="6.693cm" svg:x="1.4cm" svg:y="10.4cm" presentation:class="outline" presentation:user-transformed="true">
          <draw:text-box>
            <text:list text:style-name="L2">
              <text:list-item>
                <text:p>Costrutti sintattici orientati agli oggetti</text:p>
              </text:list-item>
              <text:list-item>
                <text:p>Pattern Observer, Iterator</text:p>
              </text:list-item>
              <text:list-item>
                <text:p>Esercitazioni pratich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grafia Essenziale</text:p>
          </draw:text-box>
        </draw:frame>
        <draw:frame presentation:style-name="pr4" draw:layer="layout" svg:width="25.199cm" svg:height="9.893cm" svg:x="1.4cm" svg:y="7.2cm" presentation:class="outline" presentation:user-transformed="true">
          <draw:text-box>
            <text:list text:style-name="L2">
              <text:list-item>
                <text:p><text:span text:style-name="T1">Effective Python: 59 Specific Ways to Write Better Python</text:span> – Brett Slatkin</text:p>
              </text:list-item>
              <text:list-item>
                <text:p><text:span text:style-name="T1">Python in Practice </text:span><text:span text:style-name="T2">(Create Better Programs Using Concurrency, Libraries and Patterns)</text:span><text:span text:style-name="T3"> – Mark Summerfield</text:span></text:p>
              </text:list-item>
              <text:list-item>
                <text:p>Python 3 Object Oriented Programming – Dusty Phillip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09:23:55.289932464</meta:creation-date>
    <dc:date>2017-09-18T10:46:07.563795983</dc:date>
    <meta:editing-duration>PT16M54S</meta:editing-duration>
    <meta:editing-cycles>5</meta:editing-cycles>
    <meta:generator>LibreOffice/5.1.6.2$Linux_X86_64 LibreOffice_project/10m0$Build-2</meta:generator>
    <meta:document-statistic meta:object-count="41"/>
  </office:meta>
</office:document-meta>
</file>